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9.3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1187.55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135.3pt"/>
    </style:style>
    <style:style style:name="co10" style:family="table-column">
      <style:table-column-properties fo:break-before="auto" style:column-width="147.66pt"/>
    </style:style>
    <style:style style:name="co11" style:family="table-column">
      <style:table-column-properties fo:break-before="auto" style:column-width="1359.69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Tolerance &amp; Rating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FH34SRJ-6S-0.5SH(50) (Touch)</text:p>
          </table:table-cell>
          <table:table-cell table:formula="of:=LEN([.A2])-LEN(SUBSTITUTE([.A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DC,125</text:p>
          </table:table-cell>
          <table:table-cell table:formula="of:=LEN([.A3])-LEN(SUBSTITUTE([.A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YD5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mouser.com/ProductDetail/Microchip-Technology-Micrel/MIC5365-28YD5-TR?qs=sGAEpiMZZMsGz1a6aV8DcNranXV84HMLsFpgqlLqvEI%3d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2041119-1 (mPCIe)</text:p>
          </table:table-cell>
          <table:table-cell table:formula="of:=LEN([.A5])-LEN(SUBSTITUTE([.A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/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office:value-type="string" calcext:value-type="string">
            <text:p>https://octopart.com/search?q=2041119-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X6T1G</text:p>
          </table:table-cell>
          <table:table-cell table:formula="of:=LEN([.A6])-LEN(SUBSTITUTE([.A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mouser.com/ProductDetail/ON-Semiconductor/NUP5120X6T1G?qs=ZXBb0xZ9WeCd0en2UlUvIA%3D%3D</text:p>
          </table:table-cell>
          <table:table-cell office:value-type="string" calcext:value-type="string">
            <text:p>https://octopart.com/search?q=NUP5120X6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GV,125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mouser.com/ProductDetail/Nexperia/74LVC1G86GV125?qs=sGAEpiMZZMtMa9lbYwD6ZKUVY3zpSJbeKasMyTmLJUE%3d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FH26-39S-0.3SHW (DSI)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-AYMT-TR</text:p>
          </table:table-cell>
          <table:table-cell table:formula="of:=LEN([.A9])-LEN(SUBSTITUTE([.A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11])-LEN(SUBSTITUTE([.A1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12])-LEN(SUBSTITUTE([.A1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14])-LEN(SUBSTITUTE([.A14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16])-LEN(SUBSTITUTE([.A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18])-LEN(SUBSTITUTE([.A18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9])-LEN(SUBSTITUTE([.A1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20])-LEN(SUBSTITUTE([.A20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21])-LEN(SUBSTITUTE([.A2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23])-LEN(SUBSTITUTE([.A23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24])-LEN(SUBSTITUTE([.A2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25])-LEN(SUBSTITUTE([.A25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3, R104, R107, R108, R109, R210, R214, R305, R304, R30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28])-LEN(SUBSTITUTE([.A28];&quot;,&quot;;&quot;&quot;))+1" office:value-type="float" office:value="67" calcext:value-type="float">
            <text:p>6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402JT10K0</text:p>
          </table:table-cell>
          <table:table-cell office:value-type="string" calcext:value-type="string">
            <text:p>RMCF0402JT10K0CT-ND</text:p>
          </table:table-cell>
          <table:table-cell office:value-type="string" calcext:value-type="string">
            <text:p>https://www.digikey.com/product-detail/en/stackpole-electronics-inc/RMCF0402JT10K0/RMCF0402JT10K0CT-ND/1942936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5, R220</text:p>
          </table:table-cell>
          <table:table-cell office:value-type="string" calcext:value-type="string">
            <text:p>10k</text:p>
          </table:table-cell>
          <table:table-cell table:formula="of:=LEN([.A29])-LEN(SUBSTITUTE([.A2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30])-LEN(SUBSTITUTE([.A3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33])-LEN(SUBSTITUTE([.A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34])-LEN(SUBSTITUTE([.A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5, R418</text:p>
          </table:table-cell>
          <table:table-cell office:value-type="string" calcext:value-type="string">
            <text:p>33k</text:p>
          </table:table-cell>
          <table:table-cell table:formula="of:=LEN([.A35])-LEN(SUBSTITUTE([.A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37])-LEN(SUBSTITUTE([.A3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38])-LEN(SUBSTITUTE([.A38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9])-LEN(SUBSTITUTE([.A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40])-LEN(SUBSTITUTE([.A4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41])-LEN(SUBSTITUTE([.A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42])-LEN(SUBSTITUTE([.A4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05" calcext:value-type="percentage">
            <text:p>0.5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43])-LEN(SUBSTITUTE([.A4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44])-LEN(SUBSTITUTE([.A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46])-LEN(SUBSTITUTE([.A4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47])-LEN(SUBSTITUTE([.A4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8])-LEN(SUBSTITUTE([.A4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9])-LEN(SUBSTITUTE([.A4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50])-LEN(SUBSTITUTE([.A5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51])-LEN(SUBSTITUTE([.A5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5, C1305, C1614, C1618, C2304</text:p>
          </table:table-cell>
          <table:table-cell office:value-type="string" calcext:value-type="string">
            <text:p>100pF</text:p>
          </table:table-cell>
          <table:table-cell table:formula="of:=LEN([.A52])-LEN(SUBSTITUTE([.A52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10</text:p>
          </table:table-cell>
          <table:table-cell office:value-type="string" calcext:value-type="string">
            <text:p>100pF</text:p>
          </table:table-cell>
          <table:table-cell table:formula="of:=LEN([.A53])-LEN(SUBSTITUTE([.A5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54])-LEN(SUBSTITUTE([.A5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55])-LEN(SUBSTITUTE([.A5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56])-LEN(SUBSTITUTE([.A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5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4, C1306, C2303</text:p>
          </table:table-cell>
          <table:table-cell office:value-type="string" calcext:value-type="string">
            <text:p>1nF</text:p>
          </table:table-cell>
          <table:table-cell table:formula="of:=LEN([.A57])-LEN(SUBSTITUTE([.A5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9</text:p>
          </table:table-cell>
          <table:table-cell office:value-type="string" calcext:value-type="string">
            <text:p>1nF</text:p>
          </table:table-cell>
          <table:table-cell table:formula="of:=LEN([.A58])-LEN(SUBSTITUTE([.A5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3, C459, C1203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59])-LEN(SUBSTITUTE([.A59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5, C1208</text:p>
          </table:table-cell>
          <table:table-cell office:value-type="string" calcext:value-type="string">
            <text:p>10n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, 10V</text:p>
          </table:table-cell>
          <table:table-cell table:formula="of:=LEN([.A61])-LEN(SUBSTITUTE([.A6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3, C104, C108, C107, C205, C206, C208, C209, C210, C211, C212, C308, C309, C440, C453, C434, C416, C452, C401, C402, C404, C409, C413, C417, C420, C424, C428, C431, C403, C405, C410, C414, C418, C421, C425, C429, C432, C435, C406, C411, C415, C419, C422, C426, C430, C433, C436, C438, C502, C501, C601, C701, C902, C1004, C1202, C1206, C1201, C1301, C1302, 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62])-LEN(SUBSTITUTE([.A62];&quot;,&quot;;&quot;&quot;))+1" office:value-type="float" office:value="87" calcext:value-type="float">
            <text:p>8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4, C1207</text:p>
          </table:table-cell>
          <table:table-cell office:value-type="string" calcext:value-type="string">
            <text:p>100nF</text:p>
          </table:table-cell>
          <table:table-cell table:formula="of:=LEN([.A63])-LEN(SUBSTITUTE([.A6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64])-LEN(SUBSTITUTE([.A64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8, C443, C447, C457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65])-LEN(SUBSTITUTE([.A65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uF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67])-LEN(SUBSTITUTE([.A6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4, C461</text:p>
          </table:table-cell>
          <table:table-cell office:value-type="string" calcext:value-type="string">
            <text:p>4.7uF</text:p>
          </table:table-cell>
          <table:table-cell table:formula="of:=LEN([.A68])-LEN(SUBSTITUTE([.A6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, C412, C458, C901, C1303, C1309</text:p>
          </table:table-cell>
          <table:table-cell office:value-type="string" calcext:value-type="string">
            <text:p>4.7uF</text:p>
          </table:table-cell>
          <table:table-cell table:formula="of:=LEN([.A69])-LEN(SUBSTITUTE([.A69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, C207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70])-LEN(SUBSTITUTE([.A70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6.3V, X5R or X7R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 calcext:value-type="string">
            <text:p>Provided By Puri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ERTJ1VG103FA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 office:value-type="percentage" office:value="0.01" calcext:value-type="percentage">
            <text:p>1.00%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CL10B154KA8NNNC (150nF)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25V, X7R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213, C302</text:p>
          </table:table-cell>
          <table:table-cell office:value-type="string" calcext:value-type="string">
            <text:p>C1608X5R1E106M080AC (10uF)</text:p>
          </table:table-cell>
          <table:table-cell table:formula="of:=LEN([.A75])-LEN(SUBSTITUTE([.A7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pan text:style-name="T1">≤10%, ≥</text:span>25V, X5R or X7R</text:p>
          </table:table-cell>
          <table:table-cell office:value-type="string" calcext:value-type="string">
            <text:p>http://www.farnell.com/datasheets/2291921.pdf?_ga=2.48712998.102033539.1534381505-1463127165.153175346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106M080AC</text:p>
          </table:table-cell>
          <table:table-cell office:value-type="string" calcext:value-type="string">
            <text:p>95Y0025</text:p>
          </table:table-cell>
          <table:table-cell office:value-type="string" calcext:value-type="string">
            <text:p>http://www.newark.com/tdk/c1608x5r1e106m080ac/capacitor-mlcc-x5r-10uf-25v-0603/dp/95Y0025</text:p>
          </table:table-cell>
          <table:table-cell office:value-type="string" calcext:value-type="string">
            <text:p>https://octopart.com/search?q=C1608X5R1E106M080A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01, C102, C105, C106, C310, C311, C312, C313, C314, C460, C441, C442, C444, C445, C446, C448, C437, C439, C1002, C1003, C1903</text:p>
          </table:table-cell>
          <table:table-cell office:value-type="string" calcext:value-type="string">
            <text:p>CL10A226MP8NUNE (22uF)</text:p>
          </table:table-cell>
          <table:table-cell table:formula="of:=LEN([.A76])-LEN(SUBSTITUTE([.A76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10V, X5R or X7R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TLNS227M004R3000 (220uF)</text:p>
          </table:table-cell>
          <table:table-cell table:formula="of:=LEN([.A77])-LEN(SUBSTITUTE([.A7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≤20%, ≥6.3V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581-TLNS227M004R3000</text:p>
          </table:table-cell>
          <table:table-cell office:value-type="string" calcext:value-type="string">
            <text:p>https://www.mouser.com/ProductDetail/AVX/TLNS227M004R3000?qs=xo3lxoqKOPLxDgZv2%2fimPA%3d%3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454, C455, C1505, C1503, C1502, C1821, C1822</text:p>
          </table:table-cell>
          <table:table-cell office:value-type="string" calcext:value-type="string">
            <text:p>TPSD227K010R0100 (220uF)</text:p>
          </table:table-cell>
          <table:table-cell table:formula="of:=LEN([.A78])-LEN(SUBSTITUTE([.A78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≤10%, ≥10V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IHLP2020BZER1R0M11 (1uH)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XAL4020-102MEC (1uH)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XAL5030-222 (2.2uH)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LPS4018-222MRB (2.2uH)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LQH32CN220K (22uH)</text:p>
          </table:table-cell>
          <table:table-cell table:formula="of:=LEN([.A83])-LEN(SUBSTITUTE([.A8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CIG22L4R7MNE (4.7uH)</text:p>
          </table:table-cell>
          <table:table-cell table:formula="of:=LEN([.A84])-LEN(SUBSTITUTE([.A8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85])-LEN(SUBSTITUTE([.A85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86])-LEN(SUBSTITUTE([.A86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-10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LT1G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00L</text:p>
          </table:table-cell>
          <table:table-cell table:formula="of:=LEN([.A92])-LEN(SUBSTITUTE([.A92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ST1G</text:p>
          </table:table-cell>
          <table:table-cell table:formula="of:=LEN([.A93])-LEN(SUBSTITUTE([.A93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ST5G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LTST-C190GKT (Green)</text:p>
          </table:table-cell>
          <table:table-cell table:formula="of:=LEN([.A98])-LEN(SUBSTITUTE([.A9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LTST-C171KRKT (Red)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-7</text:p>
          </table:table-cell>
          <table:table-cell table:formula="of:=LEN([.A100])-LEN(SUBSTITUTE([.A10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101])-LEN(SUBSTITUTE([.A101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LT1G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103])-LEN(SUBSTITUTE([.A10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GF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GF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SN74LVC1G332DCKR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SN74AUP2G08DCUR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AUP2G08DC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aup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UP2G08DCU</text:p>
          </table:table-cell>
          <table:table-cell office:value-type="string" calcext:value-type="string">
            <text:p>SN74AUP2G08DCUR</text:p>
          </table:table-cell>
          <table:table-cell office:value-type="string" calcext:value-type="string">
            <text:p>https://store.ti.com/SN74AUP2G08DCUR.aspx</text:p>
          </table:table-cell>
          <table:table-cell office:value-type="string" calcext:value-type="string">
            <text:p>https://www.rocelec.com/part/textissn74aup2g08dcu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ASN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-AL1A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CA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/>
          <table:table-cell office:value-type="string" calcext:value-type="string">
            <text:p>https://cloud.puri.sm/s/DLGJJxKKFXXYqw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ZNI-12G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,115</text:p>
          </table:table-cell>
          <table:table-cell table:formula="of:=LEN([.A117])-LEN(SUBSTITUTE([.A117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GR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AAF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20])-LEN(SUBSTITUTE([.A12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21])-LEN(SUBSTITUTE([.A1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/>
          <table:table-cell office:value-type="string" calcext:value-type="string">
            <text:p>https://www.nxp.com/docs/en/data-sheet/PTN36043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/>
          <table:table-cell office:value-type="string" calcext:value-type="string">
            <text:p>https://www.nxp.com/docs/en/data-sheet/PTN5110_SDS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ZSP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25])-LEN(SUBSTITUTE([.A1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/>
          <table:table-cell office:value-type="string" calcext:value-type="string">
            <text:p>http://ww1.microchip.com/downloads/en/DeviceDoc/00001561C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XNLA3R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DCKR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M3OE-H5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ECS-120-12-36-AGN-TR (12MHz)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403C35D25M00000 (25MHz)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35])-LEN(SUBSTITUTE([.A1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/>
          <table:table-cell office:value-type="string" calcext:value-type="string">
            <text:p>https://www.fractusantennas.com/files/UM_FR05_S1_NO_1_004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B3U-3000PM (SW_Push)</text:p>
          </table:table-cell>
          <table:table-cell table:formula="of:=LEN([.A137])-LEN(SUBSTITUTE([.A13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508MS-SP11-WP-R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-A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MDT180E03001 (M.2_Key_E)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SCHA4B0419 (Micro_SD)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SF56S006V4BR2000 (Micro_SIM_Card)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AXT530124 (CSI)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5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1010027182 (Smart_Card)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CONUFL001-SMD-T (U.FL)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RECE-20449-001E-01 (MHF4)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12401598E4#2A (USB_C)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2001-1-2-21-00-BK (Mini-HDMI)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1.25T-1-2AW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936263006 (RJ45)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 (SJ-43515TS)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string" calcext:value-type="string">
            <text:p>BHC-18650-1P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DF40HC(4.0)-80DS-0.4V(51)</text:p>
          </table:table-cell>
          <table:table-cell table:formula="of:=LEN([.A153])-LEN(SUBSTITUTE([.A15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/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BY0820Z021L20 (Motor)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C08725-B5SA-E (OV5640_Camera)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/>
          <table:table-cell office:value-type="string" calcext:value-type="string">
            <text:p>http://www.trulyamerica.com/products/compact-camera-module/#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JH057N00900 (LCD)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RS9116 (WifiBTCard)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/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SIM7100 (ModemCard)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/>
          <table:table-cell office:value-type="string" calcext:value-type="string">
            <text:p>https://cloud.puri.sm/s/iSg345Zb5Fyd3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raft I.MX8M SoM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/>
          <table:table-cell office:value-type="string" calcext:value-type="string">
            <text:p>https://emcraft.com/component/jdownloads/view.download/153/1141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211, R212, R213, R215, R216, R217, R218, R202, R203, R204, R205, R219, R309, R411, R413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64])-LEN(SUBSTITUTE([.A164];&quot;,&quot;;&quot;&quot;))+1" office:value-type="float" office:value="39" calcext:value-type="float">
            <text:p>3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65])-LEN(SUBSTITUTE([.A165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66])-LEN(SUBSTITUTE([.A166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67])-LEN(SUBSTITUTE([.A16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 (PREC006SAAN-RC)</text:p>
          </table:table-cell>
          <table:table-cell table:formula="of:=LEN([.A168])-LEN(SUBSTITUTE([.A16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9])-LEN(SUBSTITUTE([.A16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70])-LEN(SUBSTITUTE([.A17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71])-LEN(SUBSTITUTE([.A17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23:35:02.888980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1T23:47:49.524880833</dc:date>
    <meta:editing-duration>PT7H41M4S</meta:editing-duration>
    <meta:editing-cycles>227</meta:editing-cycles>
    <meta:generator>LibreOffice/6.0.6.2$Linux_X86_64 LibreOffice_project/00$Build-2</meta:generator>
    <meta:document-statistic meta:table-count="1" meta:cell-count="1531" meta:object-count="0"/>
  </office:meta>
</office:document-meta>
</file>